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Testing 1,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S</meta:initial-creator>
    <meta:creation-date>2020-10-30T16:51:00</meta:creation-date>
    <meta:editing-duration>PT30S</meta:editing-duration>
    <meta:editing-cycles>2</meta:editing-cycles>
    <dc:date>2020-10-30T16:51:25</dc:date>
    <dc:creator>T S</dc:creator>
    <meta:document-statistic meta:object-count="25"/>
    <meta:generator>OpenOffice/4.1.7$Unix OpenOffice.org_project/417m1$Build-9800</meta:generator>
  </office:meta>
</office:document-meta>
</file>